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fe6" officeooo:paragraph-rsid="0011dfe6"/>
    </style:style>
    <style:style style:name="P2" style:family="paragraph" style:parent-style-name="Standard">
      <style:text-properties officeooo:rsid="00131c00" officeooo:paragraph-rsid="00131c00"/>
    </style:style>
    <style:style style:name="P3" style:family="paragraph" style:parent-style-name="Standard">
      <style:text-properties fo:font-weight="bold" officeooo:rsid="00131c00" officeooo:paragraph-rsid="00131c0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* notions of probability:</text:p>
      <text:p text:style-name="P1"/>
      <text:p text:style-name="P1">→ notação matemática para Machine Learning:</text:p>
      <text:p text:style-name="P2">números e arrays:</text:p>
      <text:p text:style-name="P2">a – valor escalar (inteiro ou real)</text:p>
      <text:p text:style-name="P2">A – geralmente é um valor escalar constante</text:p>
      <text:p text:style-name="P2">a (em negrito) – é um vetor</text:p>
      <text:p text:style-name="P2">A (negrito) – uma matriz</text:p>
      <text:p text:style-name="P2">I (em negrito) – matriz identidade</text:p>
      <text:p text:style-name="P2">diag(a em negrito) – uma matriz diagonal em que a diagonal principal é o vetor a (em negrito aqui)</text:p>
      <text:p text:style-name="P2"/>
      <text:p text:style-name="P2">índices:</text:p>
      <text:p text:style-name="P2">ai – elemento i do vetor a com indexação partindo de 1</text:p>
      <text:p text:style-name="P2">a-i – todos os elementos do vetor menos o indice I</text:p>
      <text:p text:style-name="P2">Ai,j – elemento (i,j) da matriz A (é em negrito)</text:p>
      <text:p text:style-name="P2">Ai,: - linha da matriz A (aqui é em negrito)</text:p>
      <text:p text:style-name="P2">A:,j - <text:s/>coluna da matriz A (aqui é em negrito) <text:s/></text:p>
      <text:p text:style-name="P1"/>
      <text:p text:style-name="P2">Álgebra Linear:</text:p>
      <text:p text:style-name="P2"/>
      <text:p text:style-name="P2">AT – matriz transposta de A (aqui é em negrito)</text:p>
      <text:p text:style-name="P2"/>
      <text:p text:style-name="P2"/>
      <text:p text:style-name="P3">continuar em 00:08:00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23:21.427010103</meta:creation-date>
    <dc:date>2021-11-13T12:47:42.030376830</dc:date>
    <meta:editing-duration>PT49S</meta:editing-duration>
    <meta:editing-cycles>1</meta:editing-cycles>
    <meta:document-statistic meta:table-count="0" meta:image-count="0" meta:object-count="0" meta:page-count="1" meta:paragraph-count="18" meta:word-count="124" meta:character-count="681" meta:non-whitespace-character-count="562"/>
    <meta:generator>LibreOffice/6.4.7.2$Linux_X86_64 LibreOffice_project/40$Build-2</meta:generator>
  </office:meta>
</office:document-meta>
</file>